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2224in" svg:y="0in">
            <draw:object draw:notify-on-update-of-ranges="Sheet1.D3:Sheet1.D10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224in" svg:y="3.9114in">
            <draw:object draw:notify-on-update-of-ranges="Sheet1.B25:Sheet1.B36 Sheet1.D25:Sheet1.D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5:25:18.404749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5T15:50:36.699482685</dc:date>
    <meta:editing-duration>PT20M45S</meta:editing-duration>
    <meta:editing-cycles>7</meta:editing-cycles>
    <meta:generator>LibreOffice/4.2.8.2$Linux_X86_64 LibreOffice_project/420m0$Build-2</meta:generator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title svg:x="6.447cm" svg:y="0.316cm" chart:style-name="ch2">
          <text:p>aton_highway1</text:p>
        </chart:title>
        <chart:legend chart:legend-position="end" svg:x="13.146cm" svg:y="3.954cm" style:legend-expansion="high" chart:style-name="ch3"/>
        <chart:plot-area chart:style-name="ch4" table:cell-range-address="Sheet1.D3:Sheet1.D10 Sheet1.B3:Sheet1.B10" svg:x="1.33cm" svg:y="2.042cm" svg:width="10.617cm" svg:height="5.802cm">
          <chartooo:coordinate-region svg:x="2.057cm" svg:y="2.241cm" svg:width="8.977cm" svg:height="4.956cm"/>
          <chart:axis chart:dimension="x" chart:name="primary-x" chart:style-name="ch5">
            <chart:title svg:x="6.025cm" svg:y="8.024cm" chart:style-name="ch6">
              <text:p>Sample</text:p>
            </chart:title>
          </chart:axis>
          <chart:axis chart:dimension="x" chart:name="secondary-x" chart:style-name="ch7">
            <chart:title svg:x="6.025cm" svg:y="1.302cm" chart:style-name="ch6">
              <text:p>Sample</text:p>
            </chart:title>
          </chart:axis>
          <chart:axis chart:dimension="y" chart:name="primary-y" chart:style-name="ch5">
            <chart:title svg:x="0.451cm" svg:y="6.072cm" chart:style-name="ch8">
              <text:p>% LowC (0.01)</text:p>
            </chart:title>
            <chart:grid chart:style-name="ch9" chart:class="major"/>
          </chart:axis>
          <chart:axis chart:dimension="y" chart:name="secondary-y" chart:style-name="ch10">
            <chart:title svg:x="12.266cm" svg:y="5.569cm" chart:style-name="ch8">
              <text:p>coneR1</text:p>
            </chart:title>
          </chart:axis>
          <chart:series chart:attached-axis="primary-y" chart:style-name="ch11" chart:values-cell-range-address="Sheet1.D3:Sheet1.D10" chart:class="chart:line">
            <chart:data-point chart:repeated="8"/>
          </chart:series>
          <chart:series chart:attached-axis="secondary-y" chart:style-name="ch12" chart:values-cell-range-address="Sheet1.B3:Sheet1.B1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  <draw:g>
                  <svg:desc>Sheet1.D3:Sheet1.D10</svg:desc>
                </draw:g>
              </table:table-cell>
              <table:table-cell office:value-type="float" office:value="0.233">
                <text:p>0.233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25:Sheet1.B36 Sheet1.D25:Sheet1.D36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5:Sheet1.B36" chart:class="chart:line">
            <chart:data-point chart:repeated="12"/>
          </chart:series>
          <chart:series chart:attached-axis="primary-y" chart:style-name="ch8" chart:values-cell-range-address="Sheet1.D25:Sheet1.D3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629481">
                <text:p>0.629481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617844">
                <text:p>0.617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451">
                <text:p>0.633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37441">
                <text:p>0.63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600097">
                <text:p>0.60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98704">
                <text:p>0.59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99495">
                <text:p>0.59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63663">
                <text:p>0.63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681062">
                <text:p>0.68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673449">
                <text:p>0.673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639275">
                <text:p>0.639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681385">
                <text:p>0.681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